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409a"/>
    </style:style>
    <style:style style:name="ce2" style:family="table-cell" style:parent-style-name="Default">
      <style:table-cell-properties fo:background-color="#00aaad"/>
    </style:style>
    <style:style style:name="ce3" style:family="table-cell" style:parent-style-name="Default">
      <style:table-cell-properties fo:background-color="#21409a"/>
      <style:text-properties fo:color="#111111"/>
    </style:style>
    <style:style style:name="ce4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#f58220"/>
    </style:style>
    <style:style style:name="ce6" style:family="table-cell" style:parent-style-name="Default">
      <style:table-cell-properties fo:background-color="#21409a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139.87mm" svg:y="126.96mm">
            <draw:object draw:notify-on-update-of-ranges="Sheet1.B31:Sheet1.D31 Sheet1.A37:Sheet1.A37 Sheet1.B37:Sheet1.D37 Sheet1.A36:Sheet1.A36 Sheet1.B36:Sheet1.D36 Sheet1.A35:Sheet1.A35 Sheet1.B35:Sheet1.D35 Sheet1.A34:Sheet1.A34 Sheet1.B34:Sheet1.D34 Sheet1.A33:Sheet1.A33 Sheet1.B33:Sheet1.D33 Sheet1.A32:Sheet1.A32 Sheet1.B32:Sheet1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13.99mm" svg:y="357.78mm">
            <draw:object draw:notify-on-update-of-ranges="Sheet1.A86:Sheet1.A86 Sheet1.B86:Sheet1.D86 Sheet1.A85:Sheet1.A85 Sheet1.B85:Sheet1.D85 Sheet1.A84:Sheet1.A84 Sheet1.B84:Sheet1.D84 Sheet1.A83:Sheet1.A83 Sheet1.B83:Sheet1.D83 Sheet1.A82:Sheet1.A82 Sheet1.B82:Sheet1.D82 Sheet1.A81:Sheet1.A81 Sheet1.B81:Sheet1.D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11" table:default-cell-style-name="Default"/>
        <table:table-row table:style-name="ro1" table:number-rows-repeated="2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1" office:value-type="string" calcext:value-type="string">
            <text:p>Optimización -O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opcount1(lenguaje C- for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popcount2(lenguaje C-while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style-name="ce2"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popcount3(leng.ASM-cuerpo whi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count4(l.CS:APP 3.49-group 8b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popcount4mod(l.CS:APP 3.49-group 8b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popcount5(asm SSE3 -pshufb 128b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.45" calcext:value-type="float">
            <text:p>0.45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3" office:value-type="string" calcext:value-type="string">
            <text:p>Optimización -O1</text:p>
          </table:table-cell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opcount1(lenguaje C- for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popcount2(lenguaje C-whi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popcount3(leng.ASM-cuerpo whi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popcount4(l.CS:APP 3.49-group 8b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popcount4mod(l.CS:APP 3.49-group 8b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popcount5(asm SSE3 -pshufb 128b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45" calcext:value-type="float">
            <text:p>0.45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1" office:value-type="string" calcext:value-type="string">
            <text:p>Optimización -O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opcount1(lenguaje C- for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popcount2(lenguaje C-whi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opcount3(leng.ASM-cuerpo whi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popcount4(l.CS:APP 3.49-group 8b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popcount4mod(l.CS:APP 3.49-group 8b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popcount5(asm SSE3 -pshufb 128b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.36" calcext:value-type="float">
            <text:p>0.36</text:p>
          </table:table-cell>
        </table:table-row>
        <table:table-row table:style-name="ro1" table:number-rows-repeated="3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4" office:value-type="string" calcext:value-type="string">
            <text:p>POPCOUNT </text:p>
          </table:table-cell>
          <table:table-cell table:style-name="ce4" office:value-type="string" calcext:value-type="string">
            <text:p>O0</text:p>
          </table:table-cell>
          <table:table-cell table:style-name="ce4" office:value-type="string" calcext:value-type="string">
            <text:p>O1</text:p>
          </table:table-cell>
          <table:table-cell table:style-name="ce4" office:value-type="string" calcext:value-type="string">
            <text:p>O2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opcount1 </text:p>
          </table:table-cell>
          <table:table-cell table:style-name="ce5" office:value-type="float" office:value="1.81" calcext:value-type="float">
            <text:p>1.81</text:p>
          </table:table-cell>
          <table:table-cell table:style-name="ce5" office:value-type="float" office:value="0.81" calcext:value-type="float">
            <text:p>0.81</text:p>
          </table:table-cell>
          <table:table-cell table:style-name="ce5" office:value-type="float" office:value="0.72" calcext:value-type="float">
            <text:p>0.72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opcount2 </text:p>
          </table:table-cell>
          <table:table-cell table:style-name="ce5" office:value-type="float" office:value="2.45" calcext:value-type="float">
            <text:p>2.45</text:p>
          </table:table-cell>
          <table:table-cell table:style-name="ce5" office:value-type="float" office:value="1.09" calcext:value-type="float">
            <text:p>1.09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opcount3 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4" calcext:value-type="float">
            <text:p>0.54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opcount4 </text:p>
          </table:table-cell>
          <table:table-cell table:style-name="ce5" office:value-type="float" office:value="0.63" calcext:value-type="float">
            <text:p>0.63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0.54" calcext:value-type="float">
            <text:p>0.54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opcount4_mod</text:p>
          </table:table-cell>
          <table:table-cell table:style-name="ce5" office:value-type="float" office:value="0.72" calcext:value-type="float">
            <text:p>0.72</text:p>
          </table:table-cell>
          <table:table-cell table:style-name="ce5" office:value-type="float" office:value="0.63" calcext:value-type="float">
            <text:p>0.63</text:p>
          </table:table-cell>
          <table:table-cell table:style-name="ce5" office:value-type="float" office:value="0.45" calcext:value-type="float">
            <text:p>0.45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opcount5 </text:p>
          </table:table-cell>
          <table:table-cell table:number-columns-repeated="2" table:style-name="ce5" office:value-type="float" office:value="0.45" calcext:value-type="float">
            <text:p>0.45</text:p>
          </table:table-cell>
          <table:table-cell table:style-name="ce5" office:value-type="float" office:value="0.36" calcext:value-type="float">
            <text:p>0.36</text:p>
          </table:table-cell>
          <table:table-cell table:number-columns-repeated="11"/>
        </table:table-row>
        <table:table-row table:style-name="ro1" table:number-rows-repeated="15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1" office:value-type="string" calcext:value-type="string">
            <text:p>Optimización -O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arity1(lenguaje C - for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style-name="ce2"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parity2(lenguaje C – while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3" calcext:value-type="float">
            <text:p>3</text:p>
          </table:table-cell>
          <table:table-cell table:style-name="ce2"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parity3(CS:APP 3.22 – mask final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float" office:value="3" calcext:value-type="float">
            <text:p>3</text:p>
          </table:table-cell>
          <table:table-cell table:style-name="ce2"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parity4(lenguaje ASM – cuerpo whi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parity5(CS:APP 3.49 – 32b.16.1b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parity6(eng.ASM-cuerpo for-setnp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5" calcext:value-type="float">
            <text:p>0.45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1" office:value-type="string" calcext:value-type="string">
            <text:p>Optimización -O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arity1(lenguaje C - for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parity2(lenguaje C – whi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ity3(CS:APP 3.22 – mask final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arity4(lenguaje ASM – cuerpo whi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ity5(CS:APP 3.49 – 32b.16.1b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parity6(eng.ASM-cuerpo for-setnp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5" calcext:value-type="float">
            <text:p>0.45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1" office:value-type="string" calcext:value-type="string">
            <text:p>Optimización -O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arity1(lenguaje C - for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parity2(lenguaje C – whi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arity3(CS:APP 3.22 – mask final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parity4(lenguaje ASM – cuerpo whil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parity5(CS:APP 3.49 – 32b.16.1b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parity6(eng.ASM-cuerpo for-setnp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36" calcext:value-type="float">
            <text:p>0.36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4" office:value-type="string" calcext:value-type="string">
            <text:p>PARITY </text:p>
          </table:table-cell>
          <table:table-cell table:style-name="ce4" office:value-type="string" calcext:value-type="string">
            <text:p>O0</text:p>
          </table:table-cell>
          <table:table-cell table:style-name="ce4" office:value-type="string" calcext:value-type="string">
            <text:p>O1</text:p>
          </table:table-cell>
          <table:table-cell table:style-name="ce4" office:value-type="string" calcext:value-type="string">
            <text:p>O2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arity1 </text:p>
          </table:table-cell>
          <table:table-cell table:style-name="ce5" office:value-type="float" office:value="3.18" calcext:value-type="float">
            <text:p>3.18</text:p>
          </table:table-cell>
          <table:table-cell table:style-name="ce5" office:value-type="float" office:value="1.54" calcext:value-type="float">
            <text:p>1.54</text:p>
          </table:table-cell>
          <table:table-cell table:style-name="ce5" office:value-type="float" office:value="1.36" calcext:value-type="float">
            <text:p>1.36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arity2 </text:p>
          </table:table-cell>
          <table:table-cell table:style-name="ce5" office:value-type="float" office:value="3.09" calcext:value-type="float">
            <text:p>3.0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arity3 </text:p>
          </table:table-cell>
          <table:table-cell table:style-name="ce5" office:value-type="float" office:value="3.09" calcext:value-type="float">
            <text:p>3.09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0.81" calcext:value-type="float">
            <text:p>0.8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arity4 </text:p>
          </table:table-cell>
          <table:table-cell table:style-name="ce5" office:value-type="float" office:value="1.09" calcext:value-type="float">
            <text:p>1.0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72" calcext:value-type="float">
            <text:p>0.72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arity5 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2" table:style-name="ce5" office:value-type="float" office:value="0.45" calcext:value-type="float">
            <text:p>0.45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arity6 </text:p>
          </table:table-cell>
          <table:table-cell table:number-columns-repeated="2" table:style-name="ce5" office:value-type="float" office:value="0.45" calcext:value-type="float">
            <text:p>0.45</text:p>
          </table:table-cell>
          <table:table-cell table:style-name="ce5" office:value-type="float" office:value="0.36" calcext:value-type="float">
            <text:p>0.3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01:30:38.233052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22:13:26.217269310</meta:creation-date>
    <dc:date>2019-12-01T02:04:25.539613822</dc:date>
    <meta:editing-duration>PT48M13S</meta:editing-duration>
    <meta:editing-cycles>6</meta:editing-cycles>
    <meta:generator>LibreOffice/6.0.7.3$Linux_X86_64 LibreOffice_project/00m0$Build-3</meta:generator>
    <meta:document-statistic meta:table-count="1" meta:cell-count="6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row-mapping="5 4 3 2 1 0" chart:style-name="ch1">
        <chart:legend chart:legend-position="end" svg:x="12.809cm" svg:y="2.959cm" style:legend-expansion="high" chart:style-name="ch2"/>
        <chart:plot-area chart:style-name="ch3" table:cell-range-address="Sheet1.A31:Sheet1.D37" chart:data-source-has-labels="both" svg:x="0.319cm" svg:y="0.18cm" svg:width="12.171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65cm" svg:y="0.18cm" svg:width="11.01cm" svg:height="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31:Sheet1.D3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37:Sheet1.D37" chart:label-cell-address="Sheet1.A37:Sheet1.A37" chart:class="chart:bar">
            <chart:data-point chart:repeated="3"/>
          </chart:series>
          <chart:series chart:style-name="ch8" chart:values-cell-range-address="Sheet1.B36:Sheet1.D36" chart:label-cell-address="Sheet1.A36:Sheet1.A36" chart:class="chart:bar">
            <chart:data-point chart:repeated="3"/>
          </chart:series>
          <chart:series chart:style-name="ch9" chart:values-cell-range-address="Sheet1.B35:Sheet1.D35" chart:label-cell-address="Sheet1.A35:Sheet1.A35" chart:class="chart:bar">
            <chart:data-point chart:repeated="3"/>
          </chart:series>
          <chart:series chart:style-name="ch10" chart:values-cell-range-address="Sheet1.B34:Sheet1.D34" chart:label-cell-address="Sheet1.A34:Sheet1.A34" chart:class="chart:bar">
            <chart:data-point chart:repeated="3"/>
          </chart:series>
          <chart:series chart:style-name="ch11" chart:values-cell-range-address="Sheet1.B33:Sheet1.D33" chart:label-cell-address="Sheet1.A33:Sheet1.A33" chart:class="chart:bar">
            <chart:data-point chart:repeated="3"/>
          </chart:series>
          <chart:series chart:style-name="ch12" chart:values-cell-range-address="Sheet1.B32:Sheet1.D32" chart:label-cell-address="Sheet1.A32:Sheet1.A3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31:Sheet1.D3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opcount5 </text:p>
                <draw:g>
                  <svg:desc>Sheet1.A37:Sheet1.A37</svg:desc>
                </draw:g>
              </table:table-cell>
              <table:table-cell office:value-type="float" office:value="0.45">
                <text:p>0.45</text:p>
                <draw:g>
                  <svg:desc>Sheet1.B37:Sheet1.D37</svg:desc>
                </draw:g>
              </table:table-cell>
              <table:table-cell office:value-type="float" office:value="0.45">
                <text:p>0.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popcount4_mod</text:p>
                <draw:g>
                  <svg:desc>Sheet1.A36:Sheet1.A36</svg:desc>
                </draw:g>
              </table:table-cell>
              <table:table-cell office:value-type="float" office:value="0.72">
                <text:p>0.72</text:p>
                <draw:g>
                  <svg:desc>Sheet1.B36:Sheet1.D36</svg:desc>
                </draw:g>
              </table:table-cell>
              <table:table-cell office:value-type="float" office:value="0.63">
                <text:p>0.6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popcount4 </text:p>
                <draw:g>
                  <svg:desc>Sheet1.A35:Sheet1.A35</svg:desc>
                </draw:g>
              </table:table-cell>
              <table:table-cell office:value-type="float" office:value="0.63">
                <text:p>0.63</text:p>
                <draw:g>
                  <svg:desc>Sheet1.B35:Sheet1.D35</svg:desc>
                </draw:g>
              </table:table-cell>
              <table:table-cell office:value-type="float" office:value="0.45">
                <text:p>0.4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popcount3 </text:p>
                <draw:g>
                  <svg:desc>Sheet1.A34:Sheet1.A34</svg:desc>
                </draw:g>
              </table:table-cell>
              <table:table-cell office:value-type="float" office:value="1">
                <text:p>1</text:p>
                <draw:g>
                  <svg:desc>Sheet1.B34:Sheet1.D34</svg:desc>
                </draw:g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popcount2 </text:p>
                <draw:g>
                  <svg:desc>Sheet1.A33:Sheet1.A33</svg:desc>
                </draw:g>
              </table:table-cell>
              <table:table-cell office:value-type="float" office:value="2.45">
                <text:p>2.45</text:p>
                <draw:g>
                  <svg:desc>Sheet1.B33:Sheet1.D33</svg:desc>
                </draw:g>
              </table:table-cell>
              <table:table-cell office:value-type="float" office:value="1.09">
                <text:p>1.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popcount1 </text:p>
                <draw:g>
                  <svg:desc>Sheet1.A32:Sheet1.A32</svg:desc>
                </draw:g>
              </table:table-cell>
              <table:table-cell office:value-type="float" office:value="1.81">
                <text:p>1.81</text:p>
                <draw:g>
                  <svg:desc>Sheet1.B32:Sheet1.D32</svg:desc>
                </draw:g>
              </table:table-cell>
              <table:table-cell office:value-type="float" office:value="0.81">
                <text:p>0.81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row-mapping="5 4 3 2 1 0" chart:style-name="ch1">
        <chart:legend chart:legend-position="end" svg:x="14.105cm" svg:y="2.959cm" style:legend-expansion="high" chart:style-name="ch2"/>
        <chart:plot-area chart:style-name="ch3" table:cell-range-address="Sheet1.A81:Sheet1.D86" chart:data-source-has-labels="column" svg:x="0.319cm" svg:y="0.18cm" svg:width="13.467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12cm" svg:y="0.18cm" svg:width="11.842cm" svg:height="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86:Sheet1.D86" chart:label-cell-address="Sheet1.A86:Sheet1.A86" chart:class="chart:bar">
            <chart:data-point chart:repeated="3"/>
          </chart:series>
          <chart:series chart:style-name="ch8" chart:values-cell-range-address="Sheet1.B85:Sheet1.D85" chart:label-cell-address="Sheet1.A85:Sheet1.A85" chart:class="chart:bar">
            <chart:data-point chart:repeated="3"/>
          </chart:series>
          <chart:series chart:style-name="ch9" chart:values-cell-range-address="Sheet1.B84:Sheet1.D84" chart:label-cell-address="Sheet1.A84:Sheet1.A84" chart:class="chart:bar">
            <chart:data-point chart:repeated="3"/>
          </chart:series>
          <chart:series chart:style-name="ch10" chart:values-cell-range-address="Sheet1.B83:Sheet1.D83" chart:label-cell-address="Sheet1.A83:Sheet1.A83" chart:class="chart:bar">
            <chart:data-point chart:repeated="3"/>
          </chart:series>
          <chart:series chart:style-name="ch11" chart:values-cell-range-address="Sheet1.B82:Sheet1.D82" chart:label-cell-address="Sheet1.A82:Sheet1.A82" chart:class="chart:bar">
            <chart:data-point chart:repeated="3"/>
          </chart:series>
          <chart:series chart:style-name="ch12" chart:values-cell-range-address="Sheet1.B81:Sheet1.D81" chart:label-cell-address="Sheet1.A81:Sheet1.A8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parity6 </text:p>
                <draw:g>
                  <svg:desc>Sheet1.A86:Sheet1.A86</svg:desc>
                </draw:g>
              </table:table-cell>
              <table:table-cell office:value-type="float" office:value="0.45">
                <text:p>0.45</text:p>
                <draw:g>
                  <svg:desc>Sheet1.B86:Sheet1.D86</svg:desc>
                </draw:g>
              </table:table-cell>
              <table:table-cell office:value-type="float" office:value="0.45">
                <text:p>0.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parity5 </text:p>
                <draw:g>
                  <svg:desc>Sheet1.A85:Sheet1.A85</svg:desc>
                </draw:g>
              </table:table-cell>
              <table:table-cell office:value-type="float" office:value="1.09">
                <text:p>1.09</text:p>
                <draw:g>
                  <svg:desc>Sheet1.B85:Sheet1.D85</svg:desc>
                </draw:g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parity4 </text:p>
                <draw:g>
                  <svg:desc>Sheet1.A84:Sheet1.A84</svg:desc>
                </draw:g>
              </table:table-cell>
              <table:table-cell office:value-type="float" office:value="1.09">
                <text:p>1.09</text:p>
                <draw:g>
                  <svg:desc>Sheet1.B84:Sheet1.D8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arity3 </text:p>
                <draw:g>
                  <svg:desc>Sheet1.A83:Sheet1.A83</svg:desc>
                </draw:g>
              </table:table-cell>
              <table:table-cell office:value-type="float" office:value="3.09">
                <text:p>3.09</text:p>
                <draw:g>
                  <svg:desc>Sheet1.B83:Sheet1.D83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parity2 </text:p>
                <draw:g>
                  <svg:desc>Sheet1.A82:Sheet1.A82</svg:desc>
                </draw:g>
              </table:table-cell>
              <table:table-cell office:value-type="float" office:value="3.09">
                <text:p>3.09</text:p>
                <draw:g>
                  <svg:desc>Sheet1.B82:Sheet1.D8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parity1 </text:p>
                <draw:g>
                  <svg:desc>Sheet1.A81:Sheet1.A81</svg:desc>
                </draw:g>
              </table:table-cell>
              <table:table-cell office:value-type="float" office:value="3.18">
                <text:p>3.18</text:p>
                <draw:g>
                  <svg:desc>Sheet1.B81:Sheet1.D81</svg:desc>
                </draw:g>
              </table:table-cell>
              <table:table-cell office:value-type="float" office:value="1.54">
                <text:p>1.54</text:p>
              </table:table-cell>
              <table:table-cell office:value-type="float" office:value="1.36">
                <text:p>1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